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2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761cm" svg:height="12.403cm" svg:x="31.928cm" svg:y="0.452cm">
            <draw:object draw:notify-on-update-of-ranges="Sheet1.I1:Sheet1.I1 Sheet1.J2:Sheet1.J28 Sheet1.J1:Sheet1.J1 Sheet1.I2:Sheet1.I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Velocity [m/s]</text:p>
          </table:table-cell>
          <table:table-cell table:style-name="ce1" office:value-type="string" calcext:value-type="string">
            <text:p>Shaft RPM [rpm]</text:p>
          </table:table-cell>
          <table:table-cell table:style-name="ce1" office:value-type="string" calcext:value-type="string">
            <text:p>Omega [rps]</text:p>
          </table:table-cell>
          <table:table-cell table:style-name="ce1" office:value-type="string" calcext:value-type="string">
            <text:p>Prop Diameter [mm]</text:p>
          </table:table-cell>
          <table:table-cell table:style-name="ce1" office:value-type="string" calcext:value-type="string">
            <text:p>Prop Diameter [m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Jw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office:value-type="float" office:value="7" calcext:value-type="float">
            <text:p>7</text:p>
          </table:table-cell>
          <table:table-cell office:value-type="float" office:value="0.956325301204819" calcext:value-type="float">
            <text:p>0.956325301204819</text:p>
          </table:table-cell>
          <table:table-cell office:value-type="float" office:value="187.398843930636" calcext:value-type="float">
            <text:p>187.398843930636</text:p>
          </table:table-cell>
          <table:table-cell table:formula="of:=[.E2]/60" office:value-type="float" office:value="3.1233140655106" calcext:value-type="float">
            <text:p>3.1233140655106</text:p>
          </table:table-cell>
          <table:table-cell office:value-type="float" office:value="700" calcext:value-type="float">
            <text:p>700</text:p>
          </table:table-cell>
          <table:table-cell table:formula="of:=[.G2]/1000" office:value-type="float" office:value="0.7" calcext:value-type="float">
            <text:p>0.7</text:p>
          </table:table-cell>
          <table:table-cell table:formula="of:=[.C2]*[.D2]/0.00000131" office:value-type="float" office:value="5110135.19727766" calcext:value-type="float">
            <text:p>5110135.19727766</text:p>
          </table:table-cell>
          <table:table-cell table:formula="of:=[.F2]*[.G2]*[.C2]/0.00000131" office:value-type="float" office:value="11682625130.5358" calcext:value-type="float">
            <text:p>11682625130.53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2]" office:value-type="string" office:string-value="Autosub3" calcext:value-type="string">
            <text:p>Autosub3</text:p>
          </table:table-cell>
          <table:table-cell table:formula="of:=[.C2]" office:value-type="float" office:value="7" calcext:value-type="float">
            <text:p>7</text:p>
          </table:table-cell>
          <table:table-cell office:value-type="float" office:value="1.06927710843374" calcext:value-type="float">
            <text:p>1.06927710843374</text:p>
          </table:table-cell>
          <table:table-cell office:value-type="float" office:value="187.398843930636" calcext:value-type="float">
            <text:p>187.398843930636</text:p>
          </table:table-cell>
          <table:table-cell table:formula="of:=[.E3]/60" office:value-type="float" office:value="3.1233140655106" calcext:value-type="float">
            <text:p>3.1233140655106</text:p>
          </table:table-cell>
          <table:table-cell table:formula="of:=[.G2]" office:value-type="float" office:value="700" calcext:value-type="float">
            <text:p>700</text:p>
          </table:table-cell>
          <table:table-cell table:formula="of:=[.G3]/1000" office:value-type="float" office:value="0.7" calcext:value-type="float">
            <text:p>0.7</text:p>
          </table:table-cell>
          <table:table-cell table:formula="of:=[.C3]*[.D3]/0.00000131" office:value-type="float" office:value="5713694.47254668" calcext:value-type="float">
            <text:p>5713694.47254668</text:p>
          </table:table-cell>
          <table:table-cell table:formula="of:=[.F3]*[.G3]*[.C3]/0.00000131" office:value-type="float" office:value="11682625130.5358" calcext:value-type="float">
            <text:p>11682625130.53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3]" office:value-type="string" office:string-value="Autosub3" calcext:value-type="string">
            <text:p>Autosub3</text:p>
          </table:table-cell>
          <table:table-cell table:formula="of:=[.C3]" office:value-type="float" office:value="7" calcext:value-type="float">
            <text:p>7</text:p>
          </table:table-cell>
          <table:table-cell office:value-type="float" office:value="1.36671686746988" calcext:value-type="float">
            <text:p>1.36671686746988</text:p>
          </table:table-cell>
          <table:table-cell office:value-type="float" office:value="240.115606936416" calcext:value-type="float">
            <text:p>240.115606936416</text:p>
          </table:table-cell>
          <table:table-cell table:formula="of:=[.E4]/60" office:value-type="float" office:value="4.0019267822736" calcext:value-type="float">
            <text:p>4.0019267822736</text:p>
          </table:table-cell>
          <table:table-cell table:formula="of:=[.G3]" office:value-type="float" office:value="700" calcext:value-type="float">
            <text:p>700</text:p>
          </table:table-cell>
          <table:table-cell table:formula="of:=[.G4]/1000" office:value-type="float" office:value="0.7" calcext:value-type="float">
            <text:p>0.7</text:p>
          </table:table-cell>
          <table:table-cell table:formula="of:=[.C4]*[.D4]/0.00000131" office:value-type="float" office:value="7303067.23075508" calcext:value-type="float">
            <text:p>7303067.23075508</text:p>
          </table:table-cell>
          <table:table-cell table:formula="of:=[.F4]*[.G4]*[.C4]/0.00000131" office:value-type="float" office:value="14969039109.2677" calcext:value-type="float">
            <text:p>14969039109.26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4]" office:value-type="string" office:string-value="Autosub3" calcext:value-type="string">
            <text:p>Autosub3</text:p>
          </table:table-cell>
          <table:table-cell table:formula="of:=[.C4]" office:value-type="float" office:value="7" calcext:value-type="float">
            <text:p>7</text:p>
          </table:table-cell>
          <table:table-cell office:value-type="float" office:value="1.32153614457831" calcext:value-type="float">
            <text:p>1.32153614457831</text:p>
          </table:table-cell>
          <table:table-cell office:value-type="float" office:value="241.156069364162" calcext:value-type="float">
            <text:p>241.156069364162</text:p>
          </table:table-cell>
          <table:table-cell table:formula="of:=[.E5]/60" office:value-type="float" office:value="4.01926782273603" calcext:value-type="float">
            <text:p>4.01926782273603</text:p>
          </table:table-cell>
          <table:table-cell table:formula="of:=[.G4]" office:value-type="float" office:value="700" calcext:value-type="float">
            <text:p>700</text:p>
          </table:table-cell>
          <table:table-cell table:formula="of:=[.G5]/1000" office:value-type="float" office:value="0.7" calcext:value-type="float">
            <text:p>0.7</text:p>
          </table:table-cell>
          <table:table-cell table:formula="of:=[.C5]*[.D5]/0.00000131" office:value-type="float" office:value="7061643.52064748" calcext:value-type="float">
            <text:p>7061643.52064748</text:p>
          </table:table-cell>
          <table:table-cell table:formula="of:=[.F5]*[.G5]*[.C5]/0.00000131" office:value-type="float" office:value="15033902543.0584" calcext:value-type="float">
            <text:p>15033902543.05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5]" office:value-type="string" office:string-value="Autosub3" calcext:value-type="string">
            <text:p>Autosub3</text:p>
          </table:table-cell>
          <table:table-cell table:formula="of:=[.C5]" office:value-type="float" office:value="7" calcext:value-type="float">
            <text:p>7</text:p>
          </table:table-cell>
          <table:table-cell office:value-type="float" office:value="1.40436746987952" calcext:value-type="float">
            <text:p>1.40436746987952</text:p>
          </table:table-cell>
          <table:table-cell office:value-type="float" office:value="246.011560693642" calcext:value-type="float">
            <text:p>246.011560693642</text:p>
          </table:table-cell>
          <table:table-cell table:formula="of:=[.E6]/60" office:value-type="float" office:value="4.10019267822736" calcext:value-type="float">
            <text:p>4.10019267822736</text:p>
          </table:table-cell>
          <table:table-cell table:formula="of:=[.G5]" office:value-type="float" office:value="700" calcext:value-type="float">
            <text:p>700</text:p>
          </table:table-cell>
          <table:table-cell table:formula="of:=[.G6]/1000" office:value-type="float" office:value="0.7" calcext:value-type="float">
            <text:p>0.7</text:p>
          </table:table-cell>
          <table:table-cell table:formula="of:=[.C6]*[.D6]/0.00000131" office:value-type="float" office:value="7504253.65584476" calcext:value-type="float">
            <text:p>7504253.65584476</text:p>
          </table:table-cell>
          <table:table-cell table:formula="of:=[.F6]*[.G6]*[.C6]/0.00000131" office:value-type="float" office:value="15336598567.4153" calcext:value-type="float">
            <text:p>15336598567.41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6]" office:value-type="string" office:string-value="Autosub3" calcext:value-type="string">
            <text:p>Autosub3</text:p>
          </table:table-cell>
          <table:table-cell table:formula="of:=[.C6]" office:value-type="float" office:value="7" calcext:value-type="float">
            <text:p>7</text:p>
          </table:table-cell>
          <table:table-cell office:value-type="float" office:value="1.37801204819277" calcext:value-type="float">
            <text:p>1.37801204819277</text:p>
          </table:table-cell>
          <table:table-cell office:value-type="float" office:value="259.537572254335" calcext:value-type="float">
            <text:p>259.537572254335</text:p>
          </table:table-cell>
          <table:table-cell table:formula="of:=[.E7]/60" office:value-type="float" office:value="4.32562620423892" calcext:value-type="float">
            <text:p>4.32562620423892</text:p>
          </table:table-cell>
          <table:table-cell table:formula="of:=[.G6]" office:value-type="float" office:value="700" calcext:value-type="float">
            <text:p>700</text:p>
          </table:table-cell>
          <table:table-cell table:formula="of:=[.G7]/1000" office:value-type="float" office:value="0.7" calcext:value-type="float">
            <text:p>0.7</text:p>
          </table:table-cell>
          <table:table-cell table:formula="of:=[.C7]*[.D7]/0.00000131" office:value-type="float" office:value="7363423.15828198" calcext:value-type="float">
            <text:p>7363423.15828198</text:p>
          </table:table-cell>
          <table:table-cell table:formula="of:=[.F7]*[.G7]*[.C7]/0.00000131" office:value-type="float" office:value="16179823206.6952" calcext:value-type="float">
            <text:p>16179823206.69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7]" office:value-type="string" office:string-value="Autosub3" calcext:value-type="string">
            <text:p>Autosub3</text:p>
          </table:table-cell>
          <table:table-cell table:formula="of:=[.C7]" office:value-type="float" office:value="7" calcext:value-type="float">
            <text:p>7</text:p>
          </table:table-cell>
          <table:table-cell office:value-type="float" office:value="1.28388554216867" calcext:value-type="float">
            <text:p>1.28388554216867</text:p>
          </table:table-cell>
          <table:table-cell office:value-type="float" office:value="268.901734104046" calcext:value-type="float">
            <text:p>268.901734104046</text:p>
          </table:table-cell>
          <table:table-cell table:formula="of:=[.E8]/60" office:value-type="float" office:value="4.48169556840077" calcext:value-type="float">
            <text:p>4.48169556840077</text:p>
          </table:table-cell>
          <table:table-cell table:formula="of:=[.G7]" office:value-type="float" office:value="700" calcext:value-type="float">
            <text:p>700</text:p>
          </table:table-cell>
          <table:table-cell table:formula="of:=[.G8]/1000" office:value-type="float" office:value="0.7" calcext:value-type="float">
            <text:p>0.7</text:p>
          </table:table-cell>
          <table:table-cell table:formula="of:=[.C8]*[.D8]/0.00000131" office:value-type="float" office:value="6860457.0955578" calcext:value-type="float">
            <text:p>6860457.0955578</text:p>
          </table:table-cell>
          <table:table-cell table:formula="of:=[.F8]*[.G8]*[.C8]/0.00000131" office:value-type="float" office:value="16763594110.812" calcext:value-type="float">
            <text:p>16763594110.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8]" office:value-type="string" office:string-value="Autosub3" calcext:value-type="string">
            <text:p>Autosub3</text:p>
          </table:table-cell>
          <table:table-cell table:formula="of:=[.C8]" office:value-type="float" office:value="7" calcext:value-type="float">
            <text:p>7</text:p>
          </table:table-cell>
          <table:table-cell office:value-type="float" office:value="1.53237951807229" calcext:value-type="float">
            <text:p>1.53237951807229</text:p>
          </table:table-cell>
          <table:table-cell office:value-type="float" office:value="276.184971098266" calcext:value-type="float">
            <text:p>276.184971098266</text:p>
          </table:table-cell>
          <table:table-cell table:formula="of:=[.E9]/60" office:value-type="float" office:value="4.60308285163777" calcext:value-type="float">
            <text:p>4.60308285163777</text:p>
          </table:table-cell>
          <table:table-cell table:formula="of:=[.G8]" office:value-type="float" office:value="700" calcext:value-type="float">
            <text:p>700</text:p>
          </table:table-cell>
          <table:table-cell table:formula="of:=[.G9]/1000" office:value-type="float" office:value="0.7" calcext:value-type="float">
            <text:p>0.7</text:p>
          </table:table-cell>
          <table:table-cell table:formula="of:=[.C9]*[.D9]/0.00000131" office:value-type="float" office:value="8188287.50114964" calcext:value-type="float">
            <text:p>8188287.50114964</text:p>
          </table:table-cell>
          <table:table-cell table:formula="of:=[.F9]*[.G9]*[.C9]/0.00000131" office:value-type="float" office:value="17217638147.3474" calcext:value-type="float">
            <text:p>17217638147.34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9]" office:value-type="string" office:string-value="Autosub3" calcext:value-type="string">
            <text:p>Autosub3</text:p>
          </table:table-cell>
          <table:table-cell table:formula="of:=[.C9]" office:value-type="float" office:value="7" calcext:value-type="float">
            <text:p>7</text:p>
          </table:table-cell>
          <table:table-cell office:value-type="float" office:value="1.58132530120482" calcext:value-type="float">
            <text:p>1.58132530120482</text:p>
          </table:table-cell>
          <table:table-cell office:value-type="float" office:value="277.225433526012" calcext:value-type="float">
            <text:p>277.225433526012</text:p>
          </table:table-cell>
          <table:table-cell table:formula="of:=[.E10]/60" office:value-type="float" office:value="4.62042389210019" calcext:value-type="float">
            <text:p>4.62042389210019</text:p>
          </table:table-cell>
          <table:table-cell table:formula="of:=[.G9]" office:value-type="float" office:value="700" calcext:value-type="float">
            <text:p>700</text:p>
          </table:table-cell>
          <table:table-cell table:formula="of:=[.G10]/1000" office:value-type="float" office:value="0.7" calcext:value-type="float">
            <text:p>0.7</text:p>
          </table:table-cell>
          <table:table-cell table:formula="of:=[.C10]*[.D10]/0.00000131" office:value-type="float" office:value="8449829.85376621" calcext:value-type="float">
            <text:p>8449829.85376621</text:p>
          </table:table-cell>
          <table:table-cell table:formula="of:=[.F10]*[.G10]*[.C10]/0.00000131" office:value-type="float" office:value="17282501581.1381" calcext:value-type="float">
            <text:p>17282501581.13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10]" office:value-type="string" office:string-value="Autosub3" calcext:value-type="string">
            <text:p>Autosub3</text:p>
          </table:table-cell>
          <table:table-cell table:formula="of:=[.C10]" office:value-type="float" office:value="7" calcext:value-type="float">
            <text:p>7</text:p>
          </table:table-cell>
          <table:table-cell office:value-type="float" office:value="1.61144578313253" calcext:value-type="float">
            <text:p>1.61144578313253</text:p>
          </table:table-cell>
          <table:table-cell office:value-type="float" office:value="281.040462427746" calcext:value-type="float">
            <text:p>281.040462427746</text:p>
          </table:table-cell>
          <table:table-cell table:formula="of:=[.E11]/60" office:value-type="float" office:value="4.68400770712909" calcext:value-type="float">
            <text:p>4.68400770712909</text:p>
          </table:table-cell>
          <table:table-cell table:formula="of:=[.G10]" office:value-type="float" office:value="700" calcext:value-type="float">
            <text:p>700</text:p>
          </table:table-cell>
          <table:table-cell table:formula="of:=[.G11]/1000" office:value-type="float" office:value="0.7" calcext:value-type="float">
            <text:p>0.7</text:p>
          </table:table-cell>
          <table:table-cell table:formula="of:=[.C11]*[.D11]/0.00000131" office:value-type="float" office:value="8610778.99383795" calcext:value-type="float">
            <text:p>8610778.99383795</text:p>
          </table:table-cell>
          <table:table-cell table:formula="of:=[.F11]*[.G11]*[.C11]/0.00000131" office:value-type="float" office:value="17520334171.7042" calcext:value-type="float">
            <text:p>17520334171.70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11]" office:value-type="string" office:string-value="Autosub3" calcext:value-type="string">
            <text:p>Autosub3</text:p>
          </table:table-cell>
          <table:table-cell table:formula="of:=[.C11]" office:value-type="float" office:value="7" calcext:value-type="float">
            <text:p>7</text:p>
          </table:table-cell>
          <table:table-cell office:value-type="float" office:value="1.6566265060241" calcext:value-type="float">
            <text:p>1.6566265060241</text:p>
          </table:table-cell>
          <table:table-cell office:value-type="float" office:value="282.774566473988" calcext:value-type="float">
            <text:p>282.774566473988</text:p>
          </table:table-cell>
          <table:table-cell table:formula="of:=[.E12]/60" office:value-type="float" office:value="4.71290944123314" calcext:value-type="float">
            <text:p>4.71290944123314</text:p>
          </table:table-cell>
          <table:table-cell table:formula="of:=[.G11]" office:value-type="float" office:value="700" calcext:value-type="float">
            <text:p>700</text:p>
          </table:table-cell>
          <table:table-cell table:formula="of:=[.G12]/1000" office:value-type="float" office:value="0.7" calcext:value-type="float">
            <text:p>0.7</text:p>
          </table:table-cell>
          <table:table-cell table:formula="of:=[.C12]*[.D12]/0.00000131" office:value-type="float" office:value="8852202.70394555" calcext:value-type="float">
            <text:p>8852202.70394555</text:p>
          </table:table-cell>
          <table:table-cell table:formula="of:=[.F12]*[.G12]*[.C12]/0.00000131" office:value-type="float" office:value="17628439894.6888" calcext:value-type="float">
            <text:p>17628439894.68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12]" office:value-type="string" office:string-value="Autosub3" calcext:value-type="string">
            <text:p>Autosub3</text:p>
          </table:table-cell>
          <table:table-cell table:formula="of:=[.C12]" office:value-type="float" office:value="7" calcext:value-type="float">
            <text:p>7</text:p>
          </table:table-cell>
          <table:table-cell office:value-type="float" office:value="1.61521084337349" calcext:value-type="float">
            <text:p>1.61521084337349</text:p>
          </table:table-cell>
          <table:table-cell office:value-type="float" office:value="298.728323699422" calcext:value-type="float">
            <text:p>298.728323699422</text:p>
          </table:table-cell>
          <table:table-cell table:formula="of:=[.E13]/60" office:value-type="float" office:value="4.97880539499037" calcext:value-type="float">
            <text:p>4.97880539499037</text:p>
          </table:table-cell>
          <table:table-cell table:formula="of:=[.G12]" office:value-type="float" office:value="700" calcext:value-type="float">
            <text:p>700</text:p>
          </table:table-cell>
          <table:table-cell table:formula="of:=[.G13]/1000" office:value-type="float" office:value="0.7" calcext:value-type="float">
            <text:p>0.7</text:p>
          </table:table-cell>
          <table:table-cell table:formula="of:=[.C13]*[.D13]/0.00000131" office:value-type="float" office:value="8630897.63634692" calcext:value-type="float">
            <text:p>8630897.63634692</text:p>
          </table:table-cell>
          <table:table-cell table:formula="of:=[.F13]*[.G13]*[.C13]/0.00000131" office:value-type="float" office:value="18623012546.1472" calcext:value-type="float">
            <text:p>18623012546.14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13]" office:value-type="string" office:string-value="Autosub3" calcext:value-type="string">
            <text:p>Autosub3</text:p>
          </table:table-cell>
          <table:table-cell table:formula="of:=[.C13]" office:value-type="float" office:value="7" calcext:value-type="float">
            <text:p>7</text:p>
          </table:table-cell>
          <table:table-cell office:value-type="float" office:value="1.65286144578313" calcext:value-type="float">
            <text:p>1.65286144578313</text:p>
          </table:table-cell>
          <table:table-cell office:value-type="float" office:value="299.421965317919" calcext:value-type="float">
            <text:p>299.421965317919</text:p>
          </table:table-cell>
          <table:table-cell table:formula="of:=[.E14]/60" office:value-type="float" office:value="4.99036608863198" calcext:value-type="float">
            <text:p>4.99036608863198</text:p>
          </table:table-cell>
          <table:table-cell table:formula="of:=[.G13]" office:value-type="float" office:value="700" calcext:value-type="float">
            <text:p>700</text:p>
          </table:table-cell>
          <table:table-cell table:formula="of:=[.G14]/1000" office:value-type="float" office:value="0.7" calcext:value-type="float">
            <text:p>0.7</text:p>
          </table:table-cell>
          <table:table-cell table:formula="of:=[.C14]*[.D14]/0.00000131" office:value-type="float" office:value="8832084.06143658" calcext:value-type="float">
            <text:p>8832084.06143658</text:p>
          </table:table-cell>
          <table:table-cell table:formula="of:=[.F14]*[.G14]*[.C14]/0.00000131" office:value-type="float" office:value="18666254835.341" calcext:value-type="float">
            <text:p>18666254835.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14]" office:value-type="string" office:string-value="Autosub3" calcext:value-type="string">
            <text:p>Autosub3</text:p>
          </table:table-cell>
          <table:table-cell table:formula="of:=[.C14]" office:value-type="float" office:value="7" calcext:value-type="float">
            <text:p>7</text:p>
          </table:table-cell>
          <table:table-cell office:value-type="float" office:value="1.55496987951807" calcext:value-type="float">
            <text:p>1.55496987951807</text:p>
          </table:table-cell>
          <table:table-cell office:value-type="float" office:value="323.352601156069" calcext:value-type="float">
            <text:p>323.352601156069</text:p>
          </table:table-cell>
          <table:table-cell table:formula="of:=[.E15]/60" office:value-type="float" office:value="5.38921001926782" calcext:value-type="float">
            <text:p>5.38921001926782</text:p>
          </table:table-cell>
          <table:table-cell table:formula="of:=[.G14]" office:value-type="float" office:value="700" calcext:value-type="float">
            <text:p>700</text:p>
          </table:table-cell>
          <table:table-cell table:formula="of:=[.G15]/1000" office:value-type="float" office:value="0.7" calcext:value-type="float">
            <text:p>0.7</text:p>
          </table:table-cell>
          <table:table-cell table:formula="of:=[.C15]*[.D15]/0.00000131" office:value-type="float" office:value="8308999.35620344" calcext:value-type="float">
            <text:p>8308999.35620344</text:p>
          </table:table-cell>
          <table:table-cell table:formula="of:=[.F15]*[.G15]*[.C15]/0.00000131" office:value-type="float" office:value="20158113812.5285" calcext:value-type="float">
            <text:p>20158113812.52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15]" office:value-type="string" office:string-value="Autosub3" calcext:value-type="string">
            <text:p>Autosub3</text:p>
          </table:table-cell>
          <table:table-cell table:formula="of:=[.C15]" office:value-type="float" office:value="7" calcext:value-type="float">
            <text:p>7</text:p>
          </table:table-cell>
          <table:table-cell office:value-type="float" office:value="1.92394578313253" calcext:value-type="float">
            <text:p>1.92394578313253</text:p>
          </table:table-cell>
          <table:table-cell office:value-type="float" office:value="334.797687861272" calcext:value-type="float">
            <text:p>334.797687861272</text:p>
          </table:table-cell>
          <table:table-cell table:formula="of:=[.E16]/60" office:value-type="float" office:value="5.57996146435453" calcext:value-type="float">
            <text:p>5.57996146435453</text:p>
          </table:table-cell>
          <table:table-cell table:formula="of:=[.G15]" office:value-type="float" office:value="700" calcext:value-type="float">
            <text:p>700</text:p>
          </table:table-cell>
          <table:table-cell table:formula="of:=[.G16]/1000" office:value-type="float" office:value="0.7" calcext:value-type="float">
            <text:p>0.7</text:p>
          </table:table-cell>
          <table:table-cell table:formula="of:=[.C16]*[.D16]/0.00000131" office:value-type="float" office:value="10280626.3220822" calcext:value-type="float">
            <text:p>10280626.3220822</text:p>
          </table:table-cell>
          <table:table-cell table:formula="of:=[.F16]*[.G16]*[.C16]/0.00000131" office:value-type="float" office:value="20871611584.2269" calcext:value-type="float">
            <text:p>20871611584.22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table:formula="of:=[.B16]" office:value-type="string" office:string-value="Autosub3" calcext:value-type="string">
            <text:p>Autosub3</text:p>
          </table:table-cell>
          <table:table-cell table:formula="of:=[.C16]" office:value-type="float" office:value="7" calcext:value-type="float">
            <text:p>7</text:p>
          </table:table-cell>
          <table:table-cell office:value-type="float" office:value="1.74698795180723" calcext:value-type="float">
            <text:p>1.74698795180723</text:p>
          </table:table-cell>
          <table:table-cell office:value-type="float" office:value="348.670520231214" calcext:value-type="float">
            <text:p>348.670520231214</text:p>
          </table:table-cell>
          <table:table-cell table:formula="of:=[.E17]/60" office:value-type="float" office:value="5.8111753371869" calcext:value-type="float">
            <text:p>5.8111753371869</text:p>
          </table:table-cell>
          <table:table-cell table:formula="of:=[.G16]" office:value-type="float" office:value="700" calcext:value-type="float">
            <text:p>700</text:p>
          </table:table-cell>
          <table:table-cell table:formula="of:=[.G17]/1000" office:value-type="float" office:value="0.7" calcext:value-type="float">
            <text:p>0.7</text:p>
          </table:table-cell>
          <table:table-cell table:formula="of:=[.C17]*[.D17]/0.00000131" office:value-type="float" office:value="9335050.12416076" calcext:value-type="float">
            <text:p>9335050.12416076</text:p>
          </table:table-cell>
          <table:table-cell table:formula="of:=[.F17]*[.G17]*[.C17]/0.00000131" office:value-type="float" office:value="21736457368.1037" calcext:value-type="float">
            <text:p>21736457368.10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office:value-type="float" office:value="6.6" calcext:value-type="float">
            <text:p>6.6</text:p>
          </table:table-cell>
          <table:table-cell office:value-type="float" office:value="1.016" calcext:value-type="float">
            <text:p>1.016</text:p>
          </table:table-cell>
          <table:table-cell office:value-type="float" office:value="123.6" calcext:value-type="float">
            <text:p>123.6</text:p>
          </table:table-cell>
          <table:table-cell table:formula="of:=[.E18]/60" office:value-type="float" office:value="2.06" calcext:value-type="float">
            <text:p>2.06</text:p>
          </table:table-cell>
          <table:table-cell office:value-type="float" office:value="650" calcext:value-type="float">
            <text:p>650</text:p>
          </table:table-cell>
          <table:table-cell table:formula="of:=[.G18]/1000" office:value-type="float" office:value="0.65" calcext:value-type="float">
            <text:p>0.65</text:p>
          </table:table-cell>
          <table:table-cell table:formula="of:=[.C18]*[.D18]/0.00000131" office:value-type="float" office:value="5118778.6259542" calcext:value-type="float">
            <text:p>5118778.6259542</text:p>
          </table:table-cell>
          <table:table-cell table:formula="of:=[.F18]*[.G18]*[.C18]/0.00000131" office:value-type="float" office:value="6746106870.22901" calcext:value-type="float">
            <text:p>6746106870.229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formula="of:=[.C18]" office:value-type="float" office:value="6.6" calcext:value-type="float">
            <text:p>6.6</text:p>
          </table:table-cell>
          <table:table-cell office:value-type="float" office:value="1.03" calcext:value-type="float">
            <text:p>1.03</text:p>
          </table:table-cell>
          <table:table-cell office:value-type="float" office:value="127.08" calcext:value-type="float">
            <text:p>127.08</text:p>
          </table:table-cell>
          <table:table-cell table:formula="of:=[.E19]/60" office:value-type="float" office:value="2.118" calcext:value-type="float">
            <text:p>2.118</text:p>
          </table:table-cell>
          <table:table-cell table:formula="of:=[.G18]" office:value-type="float" office:value="650" calcext:value-type="float">
            <text:p>650</text:p>
          </table:table-cell>
          <table:table-cell table:formula="of:=[.G19]/1000" office:value-type="float" office:value="0.65" calcext:value-type="float">
            <text:p>0.65</text:p>
          </table:table-cell>
          <table:table-cell table:formula="of:=[.C19]*[.D19]/0.00000131" office:value-type="float" office:value="5189312.97709924" calcext:value-type="float">
            <text:p>5189312.97709924</text:p>
          </table:table-cell>
          <table:table-cell table:formula="of:=[.F19]*[.G19]*[.C19]/0.00000131" office:value-type="float" office:value="6936045801.52672" calcext:value-type="float">
            <text:p>6936045801.526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formula="of:=[.C19]" office:value-type="float" office:value="6.6" calcext:value-type="float">
            <text:p>6.6</text:p>
          </table:table-cell>
          <table:table-cell office:value-type="float" office:value="1.203" calcext:value-type="float">
            <text:p>1.203</text:p>
          </table:table-cell>
          <table:table-cell office:value-type="float" office:value="156" calcext:value-type="float">
            <text:p>156</text:p>
          </table:table-cell>
          <table:table-cell table:formula="of:=[.E20]/60" office:value-type="float" office:value="2.6" calcext:value-type="float">
            <text:p>2.6</text:p>
          </table:table-cell>
          <table:table-cell table:formula="of:=[.G19]" office:value-type="float" office:value="650" calcext:value-type="float">
            <text:p>650</text:p>
          </table:table-cell>
          <table:table-cell table:formula="of:=[.G20]/1000" office:value-type="float" office:value="0.65" calcext:value-type="float">
            <text:p>0.65</text:p>
          </table:table-cell>
          <table:table-cell table:formula="of:=[.C20]*[.D20]/0.00000131" office:value-type="float" office:value="6060916.03053435" calcext:value-type="float">
            <text:p>6060916.03053435</text:p>
          </table:table-cell>
          <table:table-cell table:formula="of:=[.F20]*[.G20]*[.C20]/0.00000131" office:value-type="float" office:value="8514503816.79389" calcext:value-type="float">
            <text:p>8514503816.793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formula="of:=[.C20]" office:value-type="float" office:value="6.6" calcext:value-type="float">
            <text:p>6.6</text:p>
          </table:table-cell>
          <table:table-cell office:value-type="float" office:value="1.806" calcext:value-type="float">
            <text:p>1.806</text:p>
          </table:table-cell>
          <table:table-cell office:value-type="float" office:value="186.36" calcext:value-type="float">
            <text:p>186.36</text:p>
          </table:table-cell>
          <table:table-cell table:formula="of:=[.E21]/60" office:value-type="float" office:value="3.106" calcext:value-type="float">
            <text:p>3.106</text:p>
          </table:table-cell>
          <table:table-cell table:formula="of:=[.G20]" office:value-type="float" office:value="650" calcext:value-type="float">
            <text:p>650</text:p>
          </table:table-cell>
          <table:table-cell table:formula="of:=[.G21]/1000" office:value-type="float" office:value="0.65" calcext:value-type="float">
            <text:p>0.65</text:p>
          </table:table-cell>
          <table:table-cell table:formula="of:=[.C21]*[.D21]/0.00000131" office:value-type="float" office:value="9098931.29770992" calcext:value-type="float">
            <text:p>9098931.29770992</text:p>
          </table:table-cell>
          <table:table-cell table:formula="of:=[.F21]*[.G21]*[.C21]/0.00000131" office:value-type="float" office:value="10171557251.9084" calcext:value-type="float">
            <text:p>10171557251.90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formula="of:=[.C21]" office:value-type="float" office:value="6.6" calcext:value-type="float">
            <text:p>6.6</text:p>
          </table:table-cell>
          <table:table-cell office:value-type="float" office:value="1.866" calcext:value-type="float">
            <text:p>1.866</text:p>
          </table:table-cell>
          <table:table-cell office:value-type="float" office:value="229.98" calcext:value-type="float">
            <text:p>229.98</text:p>
          </table:table-cell>
          <table:table-cell table:formula="of:=[.E22]/60" office:value-type="float" office:value="3.833" calcext:value-type="float">
            <text:p>3.833</text:p>
          </table:table-cell>
          <table:table-cell table:formula="of:=[.G21]" office:value-type="float" office:value="650" calcext:value-type="float">
            <text:p>650</text:p>
          </table:table-cell>
          <table:table-cell table:formula="of:=[.G22]/1000" office:value-type="float" office:value="0.65" calcext:value-type="float">
            <text:p>0.65</text:p>
          </table:table-cell>
          <table:table-cell table:formula="of:=[.C22]*[.D22]/0.00000131" office:value-type="float" office:value="9401221.3740458" calcext:value-type="float">
            <text:p>9401221.3740458</text:p>
          </table:table-cell>
          <table:table-cell table:formula="of:=[.F22]*[.G22]*[.C22]/0.00000131" office:value-type="float" office:value="12552343511.4504" calcext:value-type="float">
            <text:p>12552343511.45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173.75" calcext:value-type="float">
            <text:p>173.75</text:p>
          </table:table-cell>
          <table:table-cell table:formula="of:=[.E23]/60" office:value-type="float" office:value="2.89583333333333" calcext:value-type="float">
            <text:p>2.89583333333333</text:p>
          </table:table-cell>
          <table:table-cell office:value-type="float" office:value="650" calcext:value-type="float">
            <text:p>650</text:p>
          </table:table-cell>
          <table:table-cell table:formula="of:=[.G23]/1000" office:value-type="float" office:value="0.65" calcext:value-type="float">
            <text:p>0.65</text:p>
          </table:table-cell>
          <table:table-cell table:formula="of:=[.C23]*[.D23]/0.00000131" office:value-type="float" office:value="5152671.75572519" calcext:value-type="float">
            <text:p>5152671.75572519</text:p>
          </table:table-cell>
          <table:table-cell table:formula="of:=[.F23]*[.G23]*[.C23]/0.00000131" office:value-type="float" office:value="6465887404.58015" calcext:value-type="float">
            <text:p>6465887404.58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formula="of:=[.C23]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formula="of:=[.E24]/60" office:value-type="float" office:value="1.91666666666667" calcext:value-type="float">
            <text:p>1.91666666666667</text:p>
          </table:table-cell>
          <table:table-cell table:formula="of:=[.G23]" office:value-type="float" office:value="650" calcext:value-type="float">
            <text:p>650</text:p>
          </table:table-cell>
          <table:table-cell table:formula="of:=[.G24]/1000" office:value-type="float" office:value="0.65" calcext:value-type="float">
            <text:p>0.65</text:p>
          </table:table-cell>
          <table:table-cell table:formula="of:=[.C24]*[.D24]/0.00000131" office:value-type="float" office:value="3435114.50381679" calcext:value-type="float">
            <text:p>3435114.50381679</text:p>
          </table:table-cell>
          <table:table-cell table:formula="of:=[.F24]*[.G24]*[.C24]/0.00000131" office:value-type="float" office:value="4279580152.67176" calcext:value-type="float">
            <text:p>4279580152.671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formula="of:=[.C24]"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formula="of:=[.E25]/60" office:value-type="float" office:value="3.61666666666667" calcext:value-type="float">
            <text:p>3.61666666666667</text:p>
          </table:table-cell>
          <table:table-cell table:formula="of:=[.G24]" office:value-type="float" office:value="650" calcext:value-type="float">
            <text:p>650</text:p>
          </table:table-cell>
          <table:table-cell table:formula="of:=[.G25]/1000" office:value-type="float" office:value="0.65" calcext:value-type="float">
            <text:p>0.65</text:p>
          </table:table-cell>
          <table:table-cell table:formula="of:=[.C25]*[.D25]/0.00000131" office:value-type="float" office:value="6870229.00763359" calcext:value-type="float">
            <text:p>6870229.00763359</text:p>
          </table:table-cell>
          <table:table-cell table:formula="of:=[.F25]*[.G25]*[.C25]/0.00000131" office:value-type="float" office:value="8075381679.38931" calcext:value-type="float">
            <text:p>8075381679.389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formula="of:=[.C25]"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275" calcext:value-type="float">
            <text:p>275</text:p>
          </table:table-cell>
          <table:table-cell table:formula="of:=[.E26]/60" office:value-type="float" office:value="4.58333333333333" calcext:value-type="float">
            <text:p>4.58333333333333</text:p>
          </table:table-cell>
          <table:table-cell table:formula="of:=[.G25]" office:value-type="float" office:value="650" calcext:value-type="float">
            <text:p>650</text:p>
          </table:table-cell>
          <table:table-cell table:formula="of:=[.G26]/1000" office:value-type="float" office:value="0.65" calcext:value-type="float">
            <text:p>0.65</text:p>
          </table:table-cell>
          <table:table-cell table:formula="of:=[.C26]*[.D26]/0.00000131" office:value-type="float" office:value="8587786.25954198" calcext:value-type="float">
            <text:p>8587786.25954198</text:p>
          </table:table-cell>
          <table:table-cell table:formula="of:=[.F26]*[.G26]*[.C26]/0.00000131" office:value-type="float" office:value="10233778625.9542" calcext:value-type="float">
            <text:p>10233778625.954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1.99" calcext:value-type="float">
            <text:p>1.99</text:p>
          </table:table-cell>
          <table:table-cell table:style-name="Default" office:value-type="float" office:value="175" calcext:value-type="float">
            <text:p>175</text:p>
          </table:table-cell>
          <table:table-cell table:formula="of:=[.E27]/60" office:value-type="float" office:value="2.91666666666667" calcext:value-type="float">
            <text:p>2.91666666666667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G27]/1000" office:value-type="float" office:value="0.7" calcext:value-type="float">
            <text:p>0.7</text:p>
          </table:table-cell>
          <table:table-cell table:formula="of:=[.C27]*[.D27]/0.00000131" office:value-type="float" office:value="9874045.80152672" calcext:value-type="float">
            <text:p>9874045.80152672</text:p>
          </table:table-cell>
          <table:table-cell table:formula="of:=[.F27]*[.G27]*[.C27]/0.00000131" office:value-type="float" office:value="10130407124.6819" calcext:value-type="float">
            <text:p>10130407124.6819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table:formula="of:=[.B27]" office:value-type="string" office:string-value="HUGIN 4500" calcext:value-type="string">
            <text:p>HUGIN 4500</text:p>
          </table:table-cell>
          <table:table-cell table:style-name="Default" table:formula="of:=[.C27]" office:value-type="float" office:value="6.5" calcext:value-type="float">
            <text:p>6.5</text:p>
          </table:table-cell>
          <table:table-cell table:style-name="Default" office:value-type="float" office:value="1.73" calcext:value-type="float">
            <text:p>1.7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E28]/60" office:value-type="float" office:value="2.63333333333333" calcext:value-type="float">
            <text:p>2.63333333333333</text:p>
          </table:table-cell>
          <table:table-cell table:style-name="Default" table:formula="of:=[.G27]" office:value-type="float" office:value="700" calcext:value-type="float">
            <text:p>700</text:p>
          </table:table-cell>
          <table:table-cell table:formula="of:=[.G28]/1000" office:value-type="float" office:value="0.7" calcext:value-type="float">
            <text:p>0.7</text:p>
          </table:table-cell>
          <table:table-cell table:formula="of:=[.C28]*[.D28]/0.00000131" office:value-type="float" office:value="8583969.46564885" calcext:value-type="float">
            <text:p>8583969.46564885</text:p>
          </table:table-cell>
          <table:table-cell table:formula="of:=[.F28]*[.G28]*[.C28]/0.00000131" office:value-type="float" office:value="9146310432.56997" calcext:value-type="float">
            <text:p>9146310432.56997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table:formula="of:=[.B28]" office:value-type="string" office:string-value="HUGIN 4500" calcext:value-type="string">
            <text:p>HUGIN 4500</text:p>
          </table:table-cell>
          <table:table-cell table:style-name="Default" table:formula="of:=[.C28]" office:value-type="float" office:value="6.5" calcext:value-type="float">
            <text:p>6.5</text:p>
          </table:table-cell>
          <table:table-cell table:style-name="Default" office:value-type="float" office:value="1.86" calcext:value-type="float">
            <text:p>1.86</text:p>
          </table:table-cell>
          <table:table-cell table:style-name="Default" office:value-type="float" office:value="170" calcext:value-type="float">
            <text:p>170</text:p>
          </table:table-cell>
          <table:table-cell table:formula="of:=[.E29]/60" office:value-type="float" office:value="2.83333333333333" calcext:value-type="float">
            <text:p>2.83333333333333</text:p>
          </table:table-cell>
          <table:table-cell table:style-name="Default" table:formula="of:=[.G28]" office:value-type="float" office:value="700" calcext:value-type="float">
            <text:p>700</text:p>
          </table:table-cell>
          <table:table-cell table:formula="of:=[.G29]/1000" office:value-type="float" office:value="0.7" calcext:value-type="float">
            <text:p>0.7</text:p>
          </table:table-cell>
          <table:table-cell table:formula="of:=[.C29]*[.D29]/0.00000131" office:value-type="float" office:value="9229007.63358779" calcext:value-type="float">
            <text:p>9229007.63358779</text:p>
          </table:table-cell>
          <table:table-cell table:formula="of:=[.F29]*[.G29]*[.C29]/0.00000131" office:value-type="float" office:value="9840966921.1196" calcext:value-type="float">
            <text:p>9840966921.1196</text:p>
          </table:table-cell>
          <table:table-cell table:style-name="Default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2:24:14.9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5T11:42:52.992000000</meta:creation-date>
    <meta:generator>LibreOffice/7.3.0.3$Windows_X86_64 LibreOffice_project/0f246aa12d0eee4a0f7adcefbf7c878fc2238db3</meta:generator>
    <dc:date>2022-03-05T16:37:29.576000000</dc:date>
    <meta:editing-duration>PT3H19M54S</meta:editing-duration>
    <meta:editing-cycles>72</meta:editing-cycles>
    <meta:document-statistic meta:table-count="1" meta:cell-count="29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62cm" svg:height="12.404cm" xlink:href=".." xlink:type="simple" chart:class="chart:scatter" chart:style-name="ch1">
        <chart:legend chart:legend-position="end" svg:x="17.584cm" svg:y="5.903cm" style:legend-expansion="high" chart:style-name="ch2"/>
        <chart:plot-area chart:style-name="ch3" table:cell-range-address="Sheet1.I1:Sheet1.J28" chart:data-source-has-labels="row" svg:x="1.386cm" svg:y="0.248cm" svg:width="15.823cm" svg:height="10.927cm">
          <chart:coordinate-region svg:x="3.304cm" svg:y="0.447cm" svg:width="12.792cm" svg:height="10.081cm"/>
          <chart:axis chart:dimension="x" chart:name="primary-x" chart:style-name="ch4">
            <chart:title svg:x="9.041cm" svg:y="11.423cm" chart:style-name="ch5">
              <text:p>Jw</text:p>
            </chart:title>
          </chart:axis>
          <chart:axis chart:dimension="y" chart:name="primary-y" chart:style-name="ch6">
            <chart:title svg:x="0.451cm" svg:y="5.98cm" chart:style-name="ch7">
              <text:p>Re</text:p>
            </chart:title>
            <chart:grid chart:style-name="ch8" chart:class="major"/>
          </chart:axis>
          <chart:series chart:style-name="ch9" chart:values-cell-range-address="Sheet1.I2:Sheet1.I28" chart:label-cell-address="Sheet1.J1:Sheet1.J1" chart:class="chart:scatter">
            <chart:domain table:cell-range-address="Sheet1.J2:Sheet1.J28"/>
            <chart:data-point chart:style-name="ch10" chart:repeated="2"/>
            <chart:data-point/>
            <chart:data-point chart:style-name="ch10" chart:repeated="2"/>
            <chart:data-point chart:repeated="7"/>
            <chart:data-point chart:style-name="ch10"/>
            <chart:data-point chart:repeated="3"/>
            <chart:data-point chart:style-name="ch10"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Jw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82625130.5358">
                <text:p>11682625130.5358</text:p>
                <draw:g>
                  <svg:desc>Sheet1.J2:Sheet1.J28</svg:desc>
                </draw:g>
              </table:table-cell>
              <table:table-cell office:value-type="float" office:value="5110135.19727766">
                <text:p>5110135.19727766</text:p>
                <draw:g>
                  <svg:desc>Sheet1.I2:Sheet1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82625130.5358">
                <text:p>11682625130.5358</text:p>
              </table:table-cell>
              <table:table-cell office:value-type="float" office:value="5713694.47254668">
                <text:p>5713694.47254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69039109.2677">
                <text:p>14969039109.2677</text:p>
              </table:table-cell>
              <table:table-cell office:value-type="float" office:value="7303067.23075508">
                <text:p>7303067.23075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33902543.0584">
                <text:p>15033902543.0584</text:p>
              </table:table-cell>
              <table:table-cell office:value-type="float" office:value="7061643.52064748">
                <text:p>7061643.52064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36598567.4153">
                <text:p>15336598567.4153</text:p>
              </table:table-cell>
              <table:table-cell office:value-type="float" office:value="7504253.65584476">
                <text:p>7504253.65584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79823206.6952">
                <text:p>16179823206.6952</text:p>
              </table:table-cell>
              <table:table-cell office:value-type="float" office:value="7363423.15828198">
                <text:p>7363423.1582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63594110.812">
                <text:p>16763594110.812</text:p>
              </table:table-cell>
              <table:table-cell office:value-type="float" office:value="6860457.0955578">
                <text:p>6860457.0955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17638147.3474">
                <text:p>17217638147.3474</text:p>
              </table:table-cell>
              <table:table-cell office:value-type="float" office:value="8188287.50114964">
                <text:p>8188287.50114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82501581.1381">
                <text:p>17282501581.1381</text:p>
              </table:table-cell>
              <table:table-cell office:value-type="float" office:value="8449829.85376621">
                <text:p>8449829.85376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20334171.7042">
                <text:p>17520334171.7042</text:p>
              </table:table-cell>
              <table:table-cell office:value-type="float" office:value="8610778.99383795">
                <text:p>8610778.99383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28439894.6888">
                <text:p>17628439894.6888</text:p>
              </table:table-cell>
              <table:table-cell office:value-type="float" office:value="8852202.70394555">
                <text:p>8852202.70394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23012546.1472">
                <text:p>18623012546.1472</text:p>
              </table:table-cell>
              <table:table-cell office:value-type="float" office:value="8630897.63634692">
                <text:p>8630897.63634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666254835.341">
                <text:p>18666254835.341</text:p>
              </table:table-cell>
              <table:table-cell office:value-type="float" office:value="8832084.06143658">
                <text:p>8832084.06143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58113812.5285">
                <text:p>20158113812.5285</text:p>
              </table:table-cell>
              <table:table-cell office:value-type="float" office:value="8308999.35620344">
                <text:p>8308999.35620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871611584.2269">
                <text:p>20871611584.2269</text:p>
              </table:table-cell>
              <table:table-cell office:value-type="float" office:value="10280626.3220822">
                <text:p>10280626.32208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736457368.1037">
                <text:p>21736457368.1037</text:p>
              </table:table-cell>
              <table:table-cell office:value-type="float" office:value="9335050.12416076">
                <text:p>9335050.12416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46106870.22901">
                <text:p>6746106870.22901</text:p>
              </table:table-cell>
              <table:table-cell office:value-type="float" office:value="5118778.6259542">
                <text:p>5118778.62595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36045801.52672">
                <text:p>6936045801.52672</text:p>
              </table:table-cell>
              <table:table-cell office:value-type="float" office:value="5189312.97709924">
                <text:p>5189312.977099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14503816.79389">
                <text:p>8514503816.79389</text:p>
              </table:table-cell>
              <table:table-cell office:value-type="float" office:value="6060916.03053435">
                <text:p>6060916.03053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71557251.9084">
                <text:p>10171557251.9084</text:p>
              </table:table-cell>
              <table:table-cell office:value-type="float" office:value="9098931.29770992">
                <text:p>9098931.29770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52343511.4504">
                <text:p>12552343511.4504</text:p>
              </table:table-cell>
              <table:table-cell office:value-type="float" office:value="9401221.3740458">
                <text:p>9401221.3740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65887404.58015">
                <text:p>6465887404.58015</text:p>
              </table:table-cell>
              <table:table-cell office:value-type="float" office:value="5152671.75572519">
                <text:p>5152671.75572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79580152.67176">
                <text:p>4279580152.67176</text:p>
              </table:table-cell>
              <table:table-cell office:value-type="float" office:value="3435114.50381679">
                <text:p>3435114.50381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75381679.38931">
                <text:p>8075381679.38931</text:p>
              </table:table-cell>
              <table:table-cell office:value-type="float" office:value="6870229.00763359">
                <text:p>6870229.007633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33778625.9542">
                <text:p>10233778625.9542</text:p>
              </table:table-cell>
              <table:table-cell office:value-type="float" office:value="8587786.25954198">
                <text:p>8587786.259541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30407124.6819">
                <text:p>10130407124.6819</text:p>
              </table:table-cell>
              <table:table-cell office:value-type="float" office:value="9874045.80152672">
                <text:p>9874045.80152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46310432.56997">
                <text:p>9146310432.56997</text:p>
              </table:table-cell>
              <table:table-cell office:value-type="float" office:value="8583969.46564885">
                <text:p>8583969.46564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